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ded" officeooo:paragraph-rsid="0004cded"/>
    </style:style>
    <style:style style:name="P2" style:family="paragraph" style:parent-style-name="Standard">
      <style:text-properties officeooo:rsid="0004cded" officeooo:paragraph-rsid="0004cded"/>
    </style:style>
    <style:style style:name="P3" style:family="paragraph" style:parent-style-name="Standard">
      <style:text-properties officeooo:rsid="0004cded" officeooo:paragraph-rsid="000635ee"/>
    </style:style>
    <style:style style:name="P4" style:family="paragraph" style:parent-style-name="Standard">
      <style:text-properties officeooo:rsid="000635ee" officeooo:paragraph-rsid="000635ee"/>
    </style:style>
    <style:style style:name="P5" style:family="paragraph" style:parent-style-name="Standard">
      <style:text-properties officeooo:rsid="000635ee" officeooo:paragraph-rsid="00071fd9"/>
    </style:style>
    <style:style style:name="P6" style:family="paragraph" style:parent-style-name="Standard">
      <style:text-properties officeooo:rsid="000635ee" officeooo:paragraph-rsid="000aee9f"/>
    </style:style>
    <style:style style:name="P7" style:family="paragraph" style:parent-style-name="Standard" style:list-style-name="L1">
      <style:text-properties officeooo:paragraph-rsid="000635ee"/>
    </style:style>
    <style:style style:name="P8" style:family="paragraph" style:parent-style-name="Standard" style:list-style-name="L1">
      <style:text-properties officeooo:rsid="00064fa3" officeooo:paragraph-rsid="00064fa3"/>
    </style:style>
    <style:style style:name="P9" style:family="paragraph" style:parent-style-name="Standard">
      <style:text-properties officeooo:rsid="00064fa3" officeooo:paragraph-rsid="00064fa3"/>
    </style:style>
    <style:style style:name="P10" style:family="paragraph" style:parent-style-name="Standard">
      <style:text-properties officeooo:rsid="00064fa3" officeooo:paragraph-rsid="00088cc6"/>
    </style:style>
    <style:style style:name="P11" style:family="paragraph" style:parent-style-name="Standard">
      <style:text-properties officeooo:rsid="00064fa3" officeooo:paragraph-rsid="000aee9f"/>
    </style:style>
    <style:style style:name="P12" style:family="paragraph" style:parent-style-name="Standard" style:list-style-name="L1">
      <style:text-properties officeooo:rsid="00071fd9" officeooo:paragraph-rsid="00071fd9"/>
    </style:style>
    <style:style style:name="P13" style:family="paragraph" style:parent-style-name="Standard">
      <style:text-properties officeooo:rsid="00071fd9" officeooo:paragraph-rsid="00071fd9"/>
    </style:style>
    <style:style style:name="P14" style:family="paragraph" style:parent-style-name="Standard">
      <style:text-properties officeooo:rsid="000aee9f" officeooo:paragraph-rsid="000aee9f"/>
    </style:style>
    <style:style style:name="P15" style:family="paragraph" style:parent-style-name="Standard">
      <style:text-properties officeooo:rsid="000ca553" officeooo:paragraph-rsid="000ca553"/>
    </style:style>
    <style:style style:name="T1" style:family="text">
      <style:text-properties officeooo:rsid="000635ee"/>
    </style:style>
    <style:style style:name="T2" style:family="text">
      <style:text-properties officeooo:rsid="00064fa3"/>
    </style:style>
    <style:style style:name="T3" style:family="text">
      <style:text-properties officeooo:rsid="00071fd9"/>
    </style:style>
    <style:style style:name="T4" style:family="text">
      <style:text-properties officeooo:rsid="00088cc6"/>
    </style:style>
    <style:style style:name="T5" style:family="text">
      <style:text-properties officeooo:rsid="000910f3"/>
    </style:style>
    <style:style style:name="T6" style:family="text">
      <style:text-properties officeooo:rsid="000aee9f"/>
    </style:style>
    <style:style style:name="T7" style:family="text">
      <style:text-properties officeooo:rsid="000ca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rat<text:span text:style-name="T1">o</text:span>ry analysis of neighbourhood <text:span text:style-name="T1">types in Germany, France and Italy</text:span></text:p>
      <text:p text:style-name="P1"/>
      <text:p text:style-name="P1">A report for Applied Data Science capstone course </text:p>
      <text:p text:style-name="P1"/>
      <text:p text:style-name="P1">Ville Viitaniemi</text:p>
      <text:p text:style-name="P1"/>
      <text:p text:style-name="P4">2019-09-17</text:p>
      <text:p text:style-name="P3"/>
      <text:p text:style-name="P1">1. Introduction</text:p>
      <text:p text:style-name="P1"/>
      <text:p text:style-name="P4">Nowadays services have emerged that provide</text:p>
      <text:p text:style-name="P4">-nykyään paikkatietoa saatavilla</text:p>
      <text:p text:style-name="P4">- mitä se on</text:p>
      <text:p text:style-name="P4"/>
      <text:p text:style-name="P4">- paikkatiedon avulla voidaan luonnehtia ja luokitella naapurustoja</text:p>
      <text:p text:style-name="P4">-tämän tutkimuksen idea:</text:p>
      <text:p text:style-name="P4">- koota yhteen paikkatietoa kolmesta eri eurooppalaisesta maasta ja ryhmitellä naapurustotyyppejä</text:p>
      <text:p text:style-name="P4"/>
      <text:p text:style-name="P4"/>
      <text:p text:style-name="P4"/>
      <text:p text:style-name="P4">- <text:span text:style-name="T2">analyysiin aiotaan käyttää itseorganisoituvaa karttaa</text:span></text:p>
      <text:p text:style-name="P4"><text:tab/>- <text:span text:style-name="T2">itseorganisoituvan kartan historia</text:span></text:p>
      <text:p text:style-name="P4">- <text:span text:style-name="T2">toimintaperiaate</text:span></text:p>
      <text:p text:style-name="P4">- <text:span text:style-name="T2">käyttö</text:span></text:p>
      <text:p text:style-name="P4">- <text:span text:style-name="T2">miksi käytetään juuri SOM</text:span></text:p>
      <text:p text:style-name="P4"/>
      <text:p text:style-name="P9">Analyysin oletettavat tulokset </text:p>
      <text:p text:style-name="P9"/>
      <text:p text:style-name="P9">– analyysi antaa tietoa alueilla esiintyvistä naapurustotyypeistä ja antaa keinoja jäsennellä naapurustoja</text:p>
      <text:p text:style-name="P9"/>
      <text:p text:style-name="P9"/>
      <text:p text:style-name="P9"/>
      <text:p text:style-name="P4">- <text:span text:style-name="T2">ensinnäkin saadaan tietoa, minkä tyyppisiä naapurustoja ylipäänsä on</text:span></text:p>
      <text:p text:style-name="P4">- <text:span text:style-name="T2">saatetaan havaita eri maidelle tyypillisiä naapurustotyyppejä</text:span></text:p>
      <text:p text:style-name="P4">- <text:span text:style-name="T2">toisaalta joitakoin naapurustotyyppejä saattaa esiintyä yhtä lailla eri maissa</text:span></text:p>
      <text:p text:style-name="P4"/>
      <text:p text:style-name="P5">- analyysi on eksploratiivista: sen lopputulosta ja käyttökohteita on vaikea ennalta tietää</text:p>
      <text:p text:style-name="P4"/>
      <text:p text:style-name="P4">- <text:span text:style-name="T2">analyysi saattaa paljastaa joitain perustavia eroja maiden yhdyskuntarakenteissa</text:span></text:p>
      <text:list xml:id="list3119071339" text:style-name="L1">
        <text:list-item>
          <text:p text:style-name="P7"><text:span text:style-name="T1">- ehkä näitä eroja osataankin jo epäillä, mutta tällä tavoin voidaan saada vahvistusta jo olemassa oleviin käsityksiin</text:span></text:p>
        </text:list-item>
        <text:list-item>
          <text:p text:style-name="P8">voi pa<text:span text:style-name="T3">l</text:span>jastua myös jotain uutta ja yllättävää, </text:p>
          <text:list>
            <text:list-item>
              <text:p text:style-name="P12">ainakin jokin yksityiskohta</text:p>
            </text:list-item>
          </text:list>
        </text:list-item>
      </text:list>
      <text:p text:style-name="P13"/>
      <text:p text:style-name="P10">- <text:span text:style-name="T4">jos saataisiin toissijaista demografista dataa, sitä voisi olla mielekästä visualisoida löydettyä naapurustotyyppien klusterointia käyttäen:</text:span></text:p>
      <text:p text:style-name="P10">- <text:span text:style-name="T4">tulotaso</text:span></text:p>
      <text:p text:style-name="P10">- <text:span text:style-name="T4">eliniän odote</text:span></text:p>
      <text:p text:style-name="P10">- <text:span text:style-name="T4">rikostilastot</text:span></text:p>
      <text:p text:style-name="P9"/>
      <text:p text:style-name="P9">- <text:span text:style-name="T3">tämä saattaa olla kiinnostavaa puhtaan yhteiskuntatieteen ja maantieteen näkökulmasta</text:span></text:p>
      <text:p text:style-name="P9"><text:soft-page-break/>- <text:span text:style-name="T3">toisaalta analyysi saattaa olla kiinnostavaa liiketoiminnan kohdentamisen kannalta</text:span></text:p>
      <text:p text:style-name="P9">- <text:span text:style-name="T6">jos liiketominta kannattaa jossain itetyllä alueella, sitä kannattaisi ehkä laajentaa toiselle samantyyppiselle alueelle</text:span></text:p>
      <text:p text:style-name="P9"/>
      <text:p text:style-name="P9">- <text:span text:style-name="T6">sura käyttökohde </text:span></text:p>
      <text:p text:style-name="P9">- <text:span text:style-name="T6">voisi </text:span></text:p>
      <text:p text:style-name="P9"/>
      <text:p text:style-name="P9">- <text:span text:style-name="T4">esiaskel kinnostavien analyysikohteiden etsimisessää ja analyysin tarkemmassa kohdentamisessa</text:span></text:p>
      <text:p text:style-name="P9"/>
      <text:p text:style-name="P11">- <text:span text:style-name="T6">esiaskel myös tarkesteluun, miten jonkin tietyn tyyppinen kohde jakautuu kartalle</text:span></text:p>
      <text:p text:style-name="P14">- samankaltainen jakauma → mahdollisesti samaa tarkoittavat tai muuten yhteydessä olevat</text:p>
      <text:p text:style-name="P14">kohdetyypit</text:p>
      <text:p text:style-name="P14">- käytetään emd tai konvoluutiomalli</text:p>
      <text:p text:style-name="P14">- <text:span text:style-name="T7">nän voitaisiin saada ryhmittely/klusterointi kohdetyypeille</text:span></text:p>
      <text:p text:style-name="P6"/>
      <text:p text:style-name="P4">- <text:span text:style-name="T2">toissijaisesti analyysi saattaa paljastaa jotain paikkatiedon keräämisprosesseista tai palveluntarjoajan toimintatavoista</text:span> </text:p>
      <text:p text:style-name="P1"/>
      <text:p text:style-name="P1">2. Data</text:p>
      <text:p text:style-name="P1"/>
      <text:p text:style-name="P1">- <text:span text:style-name="T5">foursquaren tarjoama data</text:span></text:p>
      <text:p text:style-name="P1"><text:tab/>- <text:span text:style-name="T5">formaatti</text:span></text:p>
      <text:p text:style-name="P1">- <text:span text:style-name="T5">päivitysmalli</text:span></text:p>
      <text:p text:style-name="P1"/>
      <text:p text:style-name="P15">segmentointi</text:p>
      <text:p text:style-name="P15"/>
      <text:p text:style-name="P15">klusterointi SOMilla</text:p>
      <text:p text:style-name="P15"/>
      <text:p text:style-name="P15">visualisointi</text:p>
      <text:p text:style-name="P15">- u-matriisi </text:p>
      <text:p text:style-name="P15">- esimerkki: maajakauma esitetään kartan päällä</text:p>
      <text:p text:style-name="P15">- esimerkki: esitetään kohdetyypin x jakauma kartan päällä</text:p>
      <text:p text:style-name="P15"/>
      <text:p text:style-name="P1"><text:line-break/>3. Methodology</text:p>
      <text:p text:style-name="P1">4. Results</text:p>
      <text:p text:style-name="P1">5. Discussion</text:p>
      <text:p text:style-name="P1"/>
      <text:p text:style-name="P15">jatkokehitysmahdollisuus: kohdetyyppien klusterointa ja yhteisesiintymäanalyysi</text:p>
      <text:p text:style-name="P15"/>
      <text:p text:style-name="P1">6. Conclu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5:15:01.186000000</meta:creation-date>
    <dc:date>2019-09-17T10:44:42.928000000</dc:date>
    <meta:editing-duration>PT28M7S</meta:editing-duration>
    <meta:editing-cycles>4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57" meta:word-count="325" meta:character-count="2658" meta:non-whitespace-character-count="2382"/>
  </office:meta>
</office:document-meta>
</file>